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10c5" officeooo:paragraph-rsid="001710c5"/>
    </style:style>
    <style:style style:name="T1" style:family="text">
      <style:text-properties officeooo:rsid="0019ed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Adventures of Pixel Person<text:line-break/><text:line-break/>Pixel Person wears an orange jumpsuit and a helmet, just because they can. <text:line-break/><text:line-break/>They can do some pretty basic things like running, jumping, flying, teleporting, and more advanced things, <text:s/>like climbing ladders and opening doors with keys.<text:line-break/><text:line-break/>They defeat their enemies through a bunch of different methods, but their favorite is kicking them or whacking them with a mallet.<text:line-break/><text:line-break/>Somehow, the Pixel People of Pixeland almost always need saving, and they choose Pixel Person to be their hero, because the<text:span text:style-name="T1">ir</text:span> helmet is foreboding and mysterious. <text:line-break/><text:line-break/>Pixel Person has to save the Pixel People of Pixeland from the villianous clutches of the evil Upscaler, a sentient artificial intelligence that wants to take Pixeland into the realm of high-definition 3D. <text:line-break/><text:line-break/>It is up to Pixel Person to save the Pixel People of Pixeland by defeating the Upscaler and keeping Pixeland Pixela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41:28.688578416</meta:creation-date>
    <dc:date>2021-10-05T18:24:45.565826119</dc:date>
    <meta:editing-duration>PT1H43M15S</meta:editing-duration>
    <meta:editing-cycles>4</meta:editing-cycles>
    <meta:generator>LibreOffice/7.1.6.2.0$Linux_X86_64 LibreOffice_project/10$Build-2</meta:generator>
    <meta:document-statistic meta:table-count="0" meta:image-count="0" meta:object-count="0" meta:page-count="1" meta:paragraph-count="1" meta:word-count="144" meta:character-count="893" meta:non-whitespace-character-count="740"/>
  </office:meta>
</office:document-meta>
</file>